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Preformatted_20_Text">
      <style:paragraph-properties fo:text-align="start" style:justify-single-word="false"/>
      <style:text-properties fo:font-variant="normal" fo:text-transform="none" fo:color="#212121" style:font-name="Courier New1" fo:font-size="8pt" fo:letter-spacing="normal" fo:font-style="normal" fo:font-weight="normal" officeooo:paragraph-rsid="00206d71" style:font-size-asian="8pt" style:font-size-complex="8pt"/>
    </style:style>
    <style:style style:name="P3" style:family="paragraph" style:parent-style-name="Preformatted_20_Text">
      <loext:graphic-properties draw:fill="solid" draw:fill-color="#fafafa" draw:opacity="100%"/>
      <style:paragraph-properties fo:margin-top="0cm" fo:margin-bottom="0.499cm" loext:contextual-spacing="false" fo:orphans="2" fo:widows="2" fo:background-color="#fafafa" fo:padding="0.397cm" fo:border="0.06pt solid #f0f0f0"/>
      <style:text-properties fo:font-variant="normal" fo:text-transform="none" fo:color="#212121" style:font-name="Courier New1" fo:font-size="8pt" fo:letter-spacing="normal" fo:font-style="normal" fo:font-weight="normal" style:font-size-asian="8pt" style:font-size-complex="8pt"/>
    </style:style>
    <style:style style:name="P4" style:family="paragraph" style:parent-style-name="Preformatted_20_Text">
      <loext:graphic-properties draw:fill="solid" draw:fill-color="#fafafa" draw:opacity="100%"/>
      <style:paragraph-properties fo:orphans="2" fo:widows="2" fo:background-color="#fafafa" fo:padding="0.397cm" fo:border="0.06pt solid #f0f0f0"/>
      <style:text-properties fo:font-variant="normal" fo:text-transform="none" fo:color="#212121" style:font-name="Courier New1" fo:font-size="8pt" fo:letter-spacing="normal" fo:font-style="normal" fo:font-weight="normal" style:font-size-asian="8pt" style:font-size-complex="8pt"/>
    </style:style>
    <style:style style:name="P5" style:family="paragraph" style:parent-style-name="Preformatted_20_Text">
      <loext:graphic-properties draw:fill="solid" draw:fill-color="#fafafa" draw:opacity="100%"/>
      <style:paragraph-properties fo:orphans="2" fo:widows="2" fo:background-color="#fafafa" fo:padding="0.397cm" fo:border="0.06pt solid #f0f0f0"/>
      <style:text-properties fo:font-variant="normal" fo:text-transform="none" fo:color="#212121" style:font-name="Courier New1" fo:font-size="8pt" fo:letter-spacing="normal" style:font-size-asian="8pt" style:font-size-complex="8pt"/>
    </style:style>
    <style:style style:name="P6" style:family="paragraph" style:parent-style-name="Preformatted_20_Text">
      <loext:graphic-properties draw:fill="solid" draw:fill-color="#fafafa" draw:opacity="100%"/>
      <style:paragraph-properties fo:orphans="2" fo:widows="2" fo:background-color="#fafafa" fo:padding="0.397cm" fo:border="0.06pt solid #f0f0f0"/>
      <style:text-properties style:font-name="Courier New1" fo:font-size="8pt" style:font-size-asian="8pt" style:font-size-complex="8pt"/>
    </style:style>
    <style:style style:name="P7" style:family="paragraph" style:parent-style-name="Heading_20_1">
      <style:text-properties officeooo:rsid="001deb6a" officeooo:paragraph-rsid="001deb6a"/>
    </style:style>
    <style:style style:name="P8" style:family="paragraph" style:parent-style-name="Heading_20_1" style:master-page-name="First_20_Page">
      <style:paragraph-properties style:page-number="auto"/>
      <style:text-properties officeooo:rsid="00200276" officeooo:paragraph-rsid="00200276"/>
    </style:style>
    <style:style style:name="P9" style:family="paragraph" style:parent-style-name="Heading_20_2">
      <style:paragraph-properties fo:break-before="page"/>
    </style:style>
    <style:style style:name="P10" style:family="paragraph" style:parent-style-name="Heading_20_2">
      <style:paragraph-properties fo:break-before="page"/>
      <style:text-properties officeooo:paragraph-rsid="00206d71"/>
    </style:style>
    <style:style style:name="P11" style:family="paragraph" style:parent-style-name="Standard">
      <style:paragraph-properties fo:text-align="start" style:justify-single-word="false"/>
      <style:text-properties fo:font-size="8pt" style:font-size-asian="8pt" style:font-size-complex="8pt"/>
    </style:style>
    <style:style style:name="P12" style:family="paragraph" style:parent-style-name="Standard">
      <style:paragraph-properties fo:text-align="start" style:justify-single-word="false"/>
      <style:text-properties fo:font-size="8pt" officeooo:rsid="00206d71" officeooo:paragraph-rsid="00206d71" style:font-size-asian="8pt" style:font-size-complex="8pt"/>
    </style:style>
    <style:style style:name="P13" style:family="paragraph" style:parent-style-name="Standard">
      <style:paragraph-properties fo:text-align="start" style:justify-single-word="false"/>
      <style:text-properties style:font-name="Courier New1" fo:font-size="8pt" officeooo:paragraph-rsid="00206d71" style:font-size-asian="8pt" style:font-size-complex="8pt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/>
      <style:text-properties fo:font-size="8pt" style:font-size-asian="8pt" style:font-size-complex="8pt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/>
      <style:text-properties fo:font-size="8pt" officeooo:paragraph-rsid="00206d71" style:font-size-asian="8pt" style:font-size-complex="8pt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/>
      <style:text-properties fo:font-size="8pt" officeooo:rsid="00206d71" officeooo:paragraph-rsid="0021ddcc" style:font-size-asian="8pt" style:font-size-complex="8pt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1deb6a"/>
    </style:style>
    <style:style style:name="T4" style:family="text">
      <style:text-properties officeooo:rsid="00206d71"/>
    </style:style>
    <style:style style:name="T5" style:family="text">
      <style:text-properties fo:font-weight="bold"/>
    </style:style>
    <style:style style:name="T6" style:family="text">
      <style:text-properties fo:font-weight="bold" officeooo:rsid="00206d71"/>
    </style:style>
    <style:style style:name="T7" style:family="text">
      <style:text-properties fo:color="#bb8844" fo:font-style="normal" fo:font-weight="normal"/>
    </style:style>
    <style:style style:name="T8" style:family="text">
      <style:text-properties fo:font-variant="normal" fo:text-transform="none" fo:color="#212121" fo:letter-spacing="normal" fo:font-style="normal" fo:font-weight="normal"/>
    </style:style>
    <style:style style:name="T9" style:family="text">
      <style:text-properties fo:font-variant="normal" fo:text-transform="none" fo:color="#212121" fo:letter-spacing="normal" fo:font-style="normal" fo:font-weight="normal" officeooo:rsid="00206d71"/>
    </style:style>
    <style:style style:name="T10" style:family="text">
      <style:text-properties fo:font-variant="normal" fo:text-transform="none" fo:color="#212121" fo:letter-spacing="normal" fo:font-style="normal" fo:font-weight="bold"/>
    </style:style>
    <style:style style:name="T11" style:family="text">
      <style:text-properties fo:font-variant="normal" fo:text-transform="none" fo:color="#bb8844" fo:letter-spacing="normal" fo:font-style="normal" fo:font-weight="normal"/>
    </style:style>
    <style:style style:name="T12" style:family="text">
      <style:text-properties fo:font-size="8pt" officeooo:rsid="00206d71" style:font-size-asian="8pt" style:font-size-complex="8pt"/>
    </style:style>
    <style:style style:name="T13" style:family="text">
      <style:text-properties fo:font-style="normal" fo:font-weight="normal"/>
    </style:style>
    <style:style style:name="T14" style:family="text">
      <style:text-properties fo:font-style="normal" fo:font-weight="bold"/>
    </style:style>
    <style:style style:name="T15" style:family="text">
      <style:text-properties officeooo:rsid="0021ddc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947107086" text:style-name="Outline">
        <text:list-item>
          <text:h text:style-name="P8" text:outline-level="1">GO</text:h>
        </text:list-item>
      </text:list>
      <text:p text:style-name="Title">HTML</text:p>
      <text:list xml:id="list233858666554163" text:continue-numbering="true" text:style-name="Outline">
        <text:list-item>
          <text:h text:style-name="P7" text:outline-level="1">,</text:h>
        </text:list-item>
      </text:list>
      <text:p text:style-name="Standard"/>
      <text:p text:style-name="Standard">Objetivo:</text:p>
      <text:p text:style-name="Standard"/>
      <text:p text:style-name="Standard">F.Creación: <text:span text:style-name="T4">30-9</text:span>-2018</text:p>
      <text:p text:style-name="Standard"/>
      <text:p text:style-name="P1">Programa:</text:p>
      <text:p text:style-name="P1"/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list xml:id="list233858836611875" text:continue-numbering="true" text:style-name="Outline">
        <text:list-item>
          <text:list>
            <text:list-item>
              <text:h text:style-name="P9" text:outline-level="2">Levanta servidor</text:h>
            </text:list-item>
          </text:list>
        </text:list-item>
      </text:list>
      <text:p text:style-name="P14">package main</text:p>
      <text:p text:style-name="P14"/>
      <text:p text:style-name="P14">import (</text:p>
      <text:p text:style-name="P14"><text:tab/>"fmt"</text:p>
      <text:p text:style-name="P14"><text:tab/>"net/http"</text:p>
      <text:p text:style-name="P14">)</text:p>
      <text:p text:style-name="P14"/>
      <text:p text:style-name="P14">func main() {</text:p>
      <text:p text:style-name="P14"><text:tab/>http.HandleFunc("/", func(w http.ResponseWriter, r *http.Request) {</text:p>
      <text:p text:style-name="P14"><text:tab/><text:tab/>fmt.Fprintf(w, "Hello, you've requested: %s\n", r.URL.Path)</text:p>
      <text:p text:style-name="P14"><text:tab/>})</text:p>
      <text:p text:style-name="P14"/>
      <text:p text:style-name="P14"><text:tab/>http.ListenAndServe(":8000", nil)</text:p>
      <text:p text:style-name="P14">}</text:p>
      <text:p text:style-name="P11"/>
      <text:p text:style-name="P11"/>
      <text:list xml:id="list233859023969375" text:continue-numbering="true" text:style-name="Outline">
        <text:list-item>
          <text:list>
            <text:list-item>
              <text:h text:style-name="Heading_20_2" text:outline-level="2">Levanta archivo</text:h>
            </text:list-item>
          </text:list>
        </text:list-item>
      </text:list>
      <text:p text:style-name="P2"><text:span text:style-name="T6">package</text:span><text:span text:style-name="T4"> main</text:span></text:p>
      <text:p text:style-name="P6"/>
      <text:p text:style-name="P4"><text:span text:style-name="T5">import</text:span> (</text:p>
      <text:p text:style-name="P5"><text:s text:c="8"/><text:span text:style-name="T7">"fmt"</text:span></text:p>
      <text:p text:style-name="P5"><text:s text:c="8"/><text:span text:style-name="T7">"net/http"</text:span></text:p>
      <text:p text:style-name="P4">)</text:p>
      <text:p text:style-name="P6"/>
      <text:p text:style-name="P4"><text:span text:style-name="T5">func</text:span> main() {</text:p>
      <text:p text:style-name="P5"><text:s text:c="8"/><text:span text:style-name="T13">http.HandleFunc(</text:span><text:span text:style-name="T7">"/"</text:span><text:span text:style-name="T13">, </text:span><text:span text:style-name="T14">func</text:span><text:span text:style-name="T13"> (w http.ResponseWriter, r </text:span><text:span text:style-name="T14">*</text:span><text:span text:style-name="T13">http.Request) {</text:span></text:p>
      <text:p text:style-name="P5"><text:s text:c="16"/><text:span text:style-name="T13">fmt.Fprintf(w, </text:span><text:span text:style-name="T7">"Welcome to my website!"</text:span><text:span text:style-name="T13">)</text:span></text:p>
      <text:p text:style-name="P5"><text:s text:c="8"/><text:span text:style-name="T13">})</text:span></text:p>
      <text:p text:style-name="P6"/>
      <text:p text:style-name="P5"><text:s text:c="8"/><text:span text:style-name="T13">fs </text:span><text:span text:style-name="T14">:=</text:span><text:span text:style-name="T13"> http.FileServer(http.Dir(</text:span><text:span text:style-name="T7">"static/"</text:span><text:span text:style-name="T13">))</text:span></text:p>
      <text:p text:style-name="P5"><text:s text:c="8"/><text:span text:style-name="T13">http.Handle(</text:span><text:span text:style-name="T7">"/static/"</text:span><text:span text:style-name="T13">, http.StripPrefix(</text:span><text:span text:style-name="T7">"/static/"</text:span><text:span text:style-name="T13">, fs))</text:span></text:p>
      <text:p text:style-name="P6"/>
      <text:p text:style-name="P5"><text:s text:c="8"/><text:span text:style-name="T13">http.ListenAndServe(</text:span><text:span text:style-name="T7">":80"</text:span><text:span text:style-name="T13">, </text:span><text:span text:style-name="T14">nil</text:span><text:span text:style-name="T13">)</text:span></text:p>
      <text:p text:style-name="P3">}</text:p>
      <text:p text:style-name="P13"><text:span text:style-name="T9"/></text:p>
      <text:list xml:id="list233859233725803" text:continue-numbering="true" text:style-name="Outline">
        <text:list-item>
          <text:list>
            <text:list-item>
              <text:h text:style-name="P10" text:outline-level="2">Levanta <text:span text:style-name="T4">Archivo</text:span></text:h>
            </text:list-item>
          </text:list>
        </text:list-item>
      </text:list>
      <text:p text:style-name="P15">package main</text:p>
      <text:p text:style-name="P15"/>
      <text:p text:style-name="P15">import (</text:p>
      <text:p text:style-name="P15"><text:tab/>"fmt"</text:p>
      <text:p text:style-name="P15"><text:tab/>"net/http"</text:p>
      <text:p text:style-name="P15">)</text:p>
      <text:p text:style-name="P15"/>
      <text:p text:style-name="P15">func main() {</text:p>
      <text:p text:style-name="P15"><text:tab/>http.HandleFunc("/", func(w http.ResponseWriter, r *http.Request) {</text:p>
      <text:p text:style-name="P15"><text:tab/><text:tab/><text:span text:style-name="T4">http.ServeFile(w,r,"index.html")</text:span></text:p>
      <text:p text:style-name="P15"><text:tab/>})</text:p>
      <text:p text:style-name="P15"/>
      <text:p text:style-name="P15"><text:tab/>http.ListenAndServe(":8000", nil)</text:p>
      <text:p text:style-name="P15">}</text:p>
      <text:p text:style-name="P12"/>
      <text:p text:style-name="P16">http.ServeFile(w,r,<text:span text:style-name="T15">r.URL.Path[1:]</text:span>)<text:span text:style-name="T15"> <text:s/>///levanta toda la ruta</text:span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3</text:page-number><text:span text:style-name="MT2"><text:s/>de </text:span><text:page-count style:num-format="1">3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</meta:editing-cycles>
    <meta:creation-date>2018-09-30T20:43:22.899000000</meta:creation-date>
    <meta:editing-duration>PT2H45M28S</meta:editing-duration>
    <meta:generator>LibreOffice/6.1.0.3$Windows_X86_64 LibreOffice_project/efb621ed25068d70781dc026f7e9c5187a4decd1</meta:generator>
    <dc:date>2018-09-30T23:38:57.733000000</dc:date>
    <meta:document-statistic meta:table-count="0" meta:image-count="0" meta:object-count="0" meta:page-count="3" meta:paragraph-count="49" meta:word-count="106" meta:character-count="990" meta:non-whitespace-character-count="84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